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oppins" svg:font-family="Poppins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 SemiBold" svg:font-family="Poppins SemiBold" style:font-family-generic="system" style:font-pitch="variable" svg:panose-1="0 0 7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Poppins SemiBold" style:font-name-complex="Poppins SemiBold"/>
    </style:style>
    <style:style style:name="P2" style:parent-style-name="ParágrafodaLista" style:list-style-name="LFO2" style:family="paragraph"/>
    <style:style style:name="P3" style:parent-style-name="ParágrafodaLista" style:list-style-name="LFO2" style:family="paragraph"/>
    <style:style style:name="P4" style:parent-style-name="Normal" style:family="paragraph">
      <style:text-properties style:font-name="Poppins SemiBold" style:font-name-complex="Poppins SemiBold"/>
    </style:style>
    <style:style style:name="P5" style:parent-style-name="ParágrafodaLista" style:list-style-name="LFO3" style:family="paragraph"/>
    <style:style style:name="P6" style:parent-style-name="ParágrafodaLista" style:list-style-name="LFO3" style:family="paragraph"/>
    <style:style style:name="P7" style:parent-style-name="ParágrafodaLista" style:list-style-name="LFO3" style:family="paragraph"/>
    <style:style style:name="T8" style:parent-style-name="Fonteparág.padrão" style:family="text">
      <style:text-properties style:font-name="Poppins SemiBold" style:font-name-complex="Poppins SemiBold"/>
    </style:style>
  </office:automatic-styles>
  <office:body>
    <office:text text:use-soft-page-breaks="true">
      <text:p text:style-name="P1">Funções do programa</text:p>
      <text:list text:style-name="LFO2" text:continue-numbering="true">
        <text:list-item>
          <text:p text:style-name="P2">Converter um formato de imagem para outro formato.</text:p>
        </text:list-item>
        <text:list-item>
          <text:p text:style-name="P3">Comprimir um arquivo de imagem.</text:p>
        </text:list-item>
      </text:list>
      <text:p text:style-name="P4">Funções da interface</text:p>
      <text:list text:style-name="LFO3" text:continue-numbering="true">
        <text:list-item>
          <text:p text:style-name="P5">Botão para selecionar o diretório de saída, mas exibir o diretório padrão.</text:p>
        </text:list-item>
        <text:list-item>
          <text:p text:style-name="P6">Botão para selecionar o diretório das imagens.</text:p>
        </text:list-item>
        <text:list-item>
          <text:p text:style-name="P7">Botão para selecionar o formato no qual as imagens serão convertidas.</text:p>
        </text:list-item>
      </text:list>
      <text:p text:style-name="Normal"><text:span text:style-name="T8">Abstração do códig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oppins" svg:font-family="Poppins" style:font-family-generic="system" style:font-pitch="variable" svg:panose-1="0 0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 SemiBold" svg:font-family="Poppins SemiBold" style:font-family-generic="system" style:font-pitch="variable" svg:panose-1="0 0 7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50%"/>
      <style:text-properties style:font-name="Poppins" fo:color="#262626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uno Ferreira</meta:initial-creator>
    <dc:creator>Bruno Ferreira</dc:creator>
    <meta:creation-date>2021-04-29T14:59:00Z</meta:creation-date>
    <dc:date>2021-04-29T14:59:00Z</dc:date>
    <meta:template xlink:href="Normal.dotm" xlink:type="simple"/>
    <meta:editing-cycles>3</meta:editing-cycles>
    <meta:editing-duration>PT300S</meta:editing-duration>
    <meta:document-statistic meta:page-count="1" meta:paragraph-count="1" meta:word-count="52" meta:character-count="335" meta:row-count="2" meta:non-whitespace-character-count="284"/>
  </office:meta>
</office:document-meta>
</file>